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1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451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3.963cm"/>
    </style:style>
    <style:style style:name="co8" style:family="table-column">
      <style:table-column-properties fo:break-before="auto" style:column-width="6.181cm"/>
    </style:style>
    <style:style style:name="co9" style:family="table-column">
      <style:table-column-properties fo:break-before="auto" style:column-width="4.427cm"/>
    </style:style>
    <style:style style:name="co10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614cm"/>
    </style:style>
    <style:style style:name="co13" style:family="table-column">
      <style:table-column-properties fo:break-before="auto" style:column-width="2.11cm"/>
    </style:style>
    <style:style style:name="co14" style:family="table-column">
      <style:table-column-properties fo:break-before="auto" style:column-width="2.51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967cm"/>
    </style:style>
    <style:style style:name="co23" style:family="table-column">
      <style:table-column-properties fo:break-before="auto" style:column-width="1.988cm"/>
    </style:style>
    <style:style style:name="ro5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1.58cm" fo:break-before="auto" style:use-optimal-row-height="false"/>
    </style:style>
    <style:style style:name="ro14" style:family="table-row">
      <style:table-row-properties style:row-height="0.367cm" fo:break-before="auto" style:use-optimal-row-height="false"/>
    </style:style>
    <style:style style:name="ro15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73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8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21" style:family="table-cell" style:parent-style-name="Default">
      <style:table-cell-properties fo:border-bottom="0.002cm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29" style:family="table-cell" style:parent-style-name="Default">
      <style:text-properties style:font-name="Arial" style:font-name-asian="WenQuanYi Zen Hei" style:font-name-complex="Lohit Hindi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31" style:family="table-cell" style:parent-style-name="Default">
      <style:text-properties style:font-name-asian="WenQuanYi Zen Hei" style:font-name-complex="Lohit Hindi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36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0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41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43" style:family="table-cell" style:parent-style-name="Default" style:data-style-name="N2"/>
    <style:style style:name="ce4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none"/>
    </style:style>
    <style:style style:name="ce48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51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52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53" style:family="table-cell" style:parent-style-name="Default" style:data-style-name="N2"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59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60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6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6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6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5"/>
        <table:table-row table:style-name="ro11">
          <table:table-cell table:style-name="ce15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9">
          <table:table-cell table:style-name="ce16" office:value-type="string">
            <text:p><text:a xlink:href="python://o.name">name</text:a></text:p>
          </table:table-cell>
          <table:table-cell table:number-columns-repeated="7"/>
          <table:table-cell table:style-name="ce34" office:value-type="string">
            <text:p><text:a xlink:href="python://o.company_id.name">company_id</text:a></text:p>
          </table:table-cell>
        </table:table-row>
        <table:table-row table:style-name="ro12">
          <table:table-cell table:style-name="ce17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34" office:value-type="string">
            <text:p><text:a xlink:href="python://o.company_id.partner_id.formated_vat">cuit</text:a></text:p>
          </table:table-cell>
        </table:table-row>
        <table:table-row table:style-name="ro3">
          <table:table-cell table:style-name="Default"/>
          <table:table-cell table:number-columns-repeated="7"/>
          <table:table-cell table:style-name="Default"/>
        </table:table-row>
        <table:table-row table:style-name="ro3">
          <table:table-cell table:style-name="ce18" office:value-type="string">
            <text:p>Fecha</text:p>
          </table:table-cell>
          <table:table-cell table:style-name="ce18" office:value-type="string">
            <text:p>Comprobante</text:p>
          </table:table-cell>
          <table:table-cell table:style-name="ce18" office:value-type="string">
            <text:p>Nombre</text:p>
          </table:table-cell>
          <table:table-cell table:style-name="ce18" office:value-type="string">
            <text:p>Cond. IVA</text:p>
          </table:table-cell>
          <table:table-cell table:style-name="ce18" office:value-type="string">
            <text:p>CUIT</text:p>
          </table:table-cell>
          <table:table-cell table:style-name="ce18" office:value-type="string">
            <text:p>Imps/Rets</text:p>
          </table:table-cell>
          <table:table-cell table:style-name="ce18" office:value-type="string">
            <text:p>Base</text:p>
          </table:table-cell>
          <table:table-cell table:style-name="ce18" office:value-type="string">
            <text:p>Impuesto</text:p>
          </table:table-cell>
          <table:table-cell table:style-name="ce18" office:value-type="string">
            <text:p>Total Compr.</text:p>
          </table:table-cell>
        </table:table-row>
        <table:table-row table:style-name="ro11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==%20'cancel'%22">if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26" office:value-type="string">
            <text:p><text:a xlink:href="python://invoice.document_number">document_number</text:a></text:p>
          </table:table-cell>
          <table:table-cell table:style-name="ce26" office:value-type="string">
            <text:p><text:a xlink:href="python://invoice.commercial_partner_id.name">commercial_partner</text:a></text:p>
          </table:table-cell>
          <table:table-cell table:style-name="ce26" office:value-type="string">
            <text:p><text:a xlink:href="python://invoice.responsability_id.name">responsability</text:a></text:p>
          </table:table-cell>
          <table:table-cell table:style-name="ce26" office:value-type="string">
            <text:p><text:a xlink:href="python://invoice.commercial_partner_id.formated_vat">formated_vat</text:a></text:p>
          </table:table-cell>
          <table:table-cell table:style-name="ce28" office:value-type="string">
            <text:p>ANULADA</text:p>
          </table:table-cell>
          <table:table-cell table:number-columns-repeated="3" table:style-name="ce73" office:value-type="float" office:value="0">
            <text:p>0,00</text:p>
          </table:table-cell>
        </table:table-row>
        <table:table-row table:style-name="ro3">
          <table:table-cell office:value-type="string">
            <text:p><text:a xlink:href="python:///if">end if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!=%20'cancel'%22">if not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26" office:value-type="string">
            <text:p><text:a xlink:href="python://invoice.document_number">document_number</text:a></text:p>
          </table:table-cell>
          <table:table-cell table:style-name="ce26" office:value-type="string">
            <text:p><text:a xlink:href="python://invoice.commercial_partner_id.name">commercial_partner</text:a></text:p>
          </table:table-cell>
          <table:table-cell table:style-name="ce26" office:value-type="string">
            <text:p><text:a xlink:href="python://invoice.responsability_id.name">responsability</text:a></text:p>
          </table:table-cell>
          <table:table-cell table:style-name="ce26" office:value-type="string">
            <text:p><text:a xlink:href="python://invoice.commercial_partner_id.formated_vat">formated_vat</text:a></text:p>
          </table:table-cell>
          <table:table-cell table:style-name="ce28"/>
          <table:table-cell table:style-name="ce73" office:value-type="string">
            <text:p><text:a xlink:href="python://(invoice.type%20in%20('out_refund',%20'in_refund')%20and%20-invoice.cc_amount_untaxed%20or%20invoice.cc_amount_untaxed)">amount_untaxed</text:a></text:p>
          </table:table-cell>
          <table:table-cell table:style-name="ce73" office:value-type="string">
            <text:p><text:a xlink:href="python://(invoice.type%20in%20('out_refund',%20'in_refund')%20and%20-invoice.cc_amount_tax%20or%20invoice.cc_amount_tax)">amount_tax</text:a></text:p>
          </table:table-cell>
          <table:table-cell table:style-name="ce73" office:value-type="string">
            <text:p><text:a xlink:href="python://(invoice.type%20in%20('out_refund',%20'in_refund')%20and%20-invoice.cc_amount_total%20or%20invoice.cc_amount_total)">amount_total</text:a></text:p>
          </table:table-cell>
        </table:table-row>
        <table:table-row table:style-name="ro11">
          <table:table-cell table:style-name="Default"/>
          <table:table-cell table:number-columns-repeated="4"/>
          <table:table-cell table:style-name="ce29" office:value-type="string">
            <text:p><text:span text:style-name="T1"><text:a xlink:href="python://for%20each=%22tax%20in%20invoice.tax_line%22">for each tax</text:a></text:span></text:p>
          </table:table-cell>
          <table:table-cell table:style-name="ce32" table:number-columns-repeated="3"/>
        </table:table-row>
        <table:table-row table:style-name="ro3">
          <table:table-cell table:style-name="ce20" table:number-columns-repeated="5"/>
          <table:table-cell table:style-name="ce30" office:value-type="string">
            <text:p><text:span text:style-name="T1"><text:a xlink:href="python://tax.tax_code_id.name%20or%20tax.name">tax_code_id</text:a></text:span></text:p>
          </table:table-cell>
          <table:table-cell table:style-name="ce33" office:value-type="string">
            <text:p><text:a xlink:href="python://(tax.invoice_id.type%20in%20('out_refund',%20'in_refund')%20and%20-tax.base%20or%20tax.base)">base</text:a></text:p>
          </table:table-cell>
          <table:table-cell table:style-name="ce33" office:value-type="string">
            <text:p><text:a xlink:href="python://(tax.invoice_id.type%20in%20('out_refund',%20'in_refund')%20and%20-tax.tax_amount%20or%20tax.tax_amount)">tax_amount</text:a></text:p>
          </table:table-cell>
          <table:table-cell table:style-name="ce35"/>
        </table:table-row>
        <table:table-row table:style-name="ro11">
          <table:table-cell table:style-name="ce20" table:number-columns-repeated="5"/>
          <table:table-cell table:style-name="ce31" office:value-type="string">
            <text:p><text:span text:style-name="T1"><text:a xlink:href="python:///for">end for</text:a></text:span></text:p>
          </table:table-cell>
          <table:table-cell table:style-name="ce33" table:number-columns-repeated="2"/>
          <table:table-cell table:style-name="ce35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11">
          <table:table-cell table:style-name="ce21" office:value-type="string">
            <text:p><text:a xlink:href="python:///for">end for</text:a></text:p>
          </table:table-cell>
          <table:table-cell table:style-name="ce21" table:number-columns-repeated="8"/>
        </table:table-row>
        <table:table-row table:style-name="ro11">
          <table:table-cell table:style-name="ce25" table:number-columns-repeated="6"/>
          <table:table-cell table:style-name="ce77" office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>amount_untaxed</text:a></text:p>
          </table:table-cell>
          <table:table-cell table:style-name="ce77" office:value-type="string">
            <text:p><text:a xlink:href="python://(sumif(o.invoice_ids,%20'cc_amount_tax',%20[('type','in',%20['in_invoice','out_invoice']),%20('state',%20'!=',%20'cancel')])-sumif(o.invoice_ids,%20'cc_amount_tax',%20[('type','in',%20['in_refund','out_refund']),%20('state',%20'!=',%20'cancel')]))">amount_tax</text:a></text:p>
          </table:table-cell>
          <table:table-cell table:style-name="ce77" office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>amount_total</text:a></text:p>
          </table:table-cell>
        </table:table-row>
      </table:table>
      <table:table table:name="x tipo comprobante" table:style-name="ta1">
        <table:table-column table:style-name="co21" table:default-cell-style-name="Default"/>
        <table:table-column table:style-name="co11" table:number-columns-repeated="4" table:default-cell-style-name="ce24"/>
        <table:table-row table:style-name="ro5">
          <table:table-cell table:style-name="ce84" office:value-type="string">
            <text:p>Totales por Tipo de Comprobante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1">
          <table:table-cell table:style-name="ce22"/>
          <table:table-cell table:style-name="ce85" office:value-type="string">
            <text:p>Base</text:p>
          </table:table-cell>
          <table:table-cell table:style-name="ce85" office:value-type="string">
            <text:p>IVA</text:p>
          </table:table-cell>
          <table:table-cell table:style-name="ce85" office:value-type="string">
            <text:p>Otros Imp.</text:p>
          </table:table-cell>
          <table:table-cell table:style-name="ce85" office:value-type="string">
            <text:p>Total Compr.</text:p>
          </table:table-cell>
        </table:table-row>
        <table:table-row table:style-name="ro11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86" table:number-columns-repeated="3"/>
          <table:table-cell table:style-name="ce5"/>
        </table:table-row>
        <table:table-row table:style-name="ro3">
          <table:table-cell table:style-name="ce23" office:value-type="string">
            <text:p><text:a xlink:href="python://line.name">name</text:a></text:p>
          </table:table-cell>
          <table:table-cell table:style-name="ce73" office:value-type="string">
            <text:p><text:a xlink:href="python://(line.get_amounts(o)[0])">amount_untaxed</text:a></text:p>
          </table:table-cell>
          <table:table-cell table:style-name="ce73" office:value-type="string">
            <text:p><text:a xlink:href="python://(line.get_amounts(o)[1])">vat_amount</text:a></text:p>
          </table:table-cell>
          <table:table-cell table:style-name="ce73" office:value-type="string">
            <text:p><text:a xlink:href="python://(line.get_amounts(o)[2])">other_taxes_amount</text:a></text:p>
          </table:table-cell>
          <table:table-cell table:style-name="ce73" office:value-type="string">
            <text:p><text:a xlink:href="python://(line.get_amounts(o)[3])">amount_total</text:a></text:p>
          </table:table-cell>
        </table:table-row>
        <table:table-row table:style-name="ro11">
          <table:table-cell table:style-name="ce5" office:value-type="string">
            <text:p><text:a xlink:href="python:///for">end for</text:a></text:p>
          </table:table-cell>
          <table:table-cell table:style-name="ce86" table:number-columns-repeated="3"/>
          <table:table-cell table:style-name="ce5"/>
        </table:table-row>
        <table:table-row table:style-name="ro11">
          <table:table-cell/>
          <table:table-cell table:style-name="ce77" office:value-type="string">
            <text:p><text:a xlink:href="python://(sumif(o.invoice_ids, 'cc_amount_untaxed', [('type','in', ['in_invoice','out_invoice']), ('state', '!=', 'cancel')])-sumif(o.invoice_ids, 'cc_amount_untaxed', [('type','in', ['in_refund','out_refund']), ('state', '!=', 'cancel')]))">amount_untaxed</text:a></text:p>
          </table:table-cell>
          <table:table-cell table:style-name="ce77" office:value-type="string">
            <text:p><text:a xlink:href="python://(sumif(o.invoice_ids, 'cc_vat_amount', [('type','in', ['in_invoice','out_invoice']), ('state', '!=', 'cancel')])-sumif(o.invoice_ids, 'cc_vat_amount', [('type','in', ['in_refund','out_refund']), ('state', '!=', 'cancel')]))">vat_amount</text:a></text:p>
          </table:table-cell>
          <table:table-cell table:style-name="ce77" office:value-type="string">
            <text:p><text:a xlink:href="python://(sumif(o.invoice_ids, 'cc_other_taxes_amount', [('type','in', ['in_invoice','out_invoice']), ('state', '!=', 'cancel')])-sumif(o.invoice_ids, 'cc_other_taxes_amount', [('type','in', ['in_refund','out_refund']), ('state', '!=', 'cancel')]))">other_taxes_amount</text:a></text:p>
          </table:table-cell>
          <table:table-cell table:style-name="ce77" office:value-type="string">
            <text:p><text:a xlink:href="python://(sumif(o.invoice_ids, 'cc_amount_total', [('type','in', ['in_invoice','out_invoice']), ('state', '!=', 'cancel')])-sumif(o.invoice_ids, 'cc_amount_total', [('type','in', ['in_refund','out_refund']), ('state', '!=', 'cancel')]))">amount_total</text:a></text:p>
          </table:table-cell>
        </table:table-row>
      </table:table>
      <table:table table:name="x alicuota" table:style-name="ta1"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36" office:value-type="string">
            <text:p>Facturas y notas de débito</text:p>
          </table:table-cell>
          <table:table-cell table:number-columns-repeated="4"/>
          <table:table-cell table:style-name="ce31"/>
          <table:table-cell table:number-columns-repeated="3"/>
        </table:table-row>
        <table:table-row table:style-name="ro13">
          <table:table-cell table:style-name="ce5"/>
          <table:table-cell table:style-name="ce22"/>
          <table:table-cell table:style-name="ce49" office:value-type="string">
            <text:p><text:a xlink:href="python://for%20each=%22line%20in%20o.responsability_ids%22">for each responsability</text:a></text:p>
          </table:table-cell>
          <table:table-cell table:style-name="ce57" office:value-type="string">
            <text:p><text:a xlink:href="python://line.name">name</text:a></text:p>
          </table:table-cell>
          <table:table-cell table:style-name="ce49" office:value-type="string">
            <text:p><text:a xlink:href="python:///for">end for</text:a></text:p>
          </table:table-cell>
          <table:table-cell table:style-name="ce61" office:value-type="string">
            <text:p>Total</text:p>
          </table:table-cell>
          <table:table-cell table:style-name="ce24" table:number-columns-repeated="3"/>
        </table:table-row>
        <table:table-row table:style-name="ro1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50" table:number-columns-repeated="3"/>
          <table:table-cell table:style-name="ce62"/>
          <table:table-cell table:style-name="ce31" table:number-columns-repeated="2"/>
          <table:table-cell/>
        </table:table-row>
        <table:table-row table:style-name="ro11">
          <table:table-cell table:style-name="ce37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50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',%20'sale'])[0])">amount</text:a></text:p>
          </table:table-cell>
          <table:table-cell table:style-name="ce50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',%20'sale'])[0])">amount</text:a></text:p>
          </table:table-cell>
          <table:table-cell table:style-name="ce63" table:number-columns-repeated="3"/>
        </table:table-row>
        <table:table-row table:style-name="ro11">
          <table:covered-table-cell table:style-name="ce23"/>
          <table:table-cell table:style-name="ce41" office:value-type="string">
            <text:p>IVA</text:p>
          </table:table-cell>
          <table:table-cell table:style-name="ce51" office:value-type="string">
            <text:p><text:a xlink:href="python://for%20each=%22line%20in%20o.responsability_ids%22">for each responsability</text:a></text:p>
          </table:table-cell>
          <table:table-cell table:style-name="ce58" office:value-type="string">
            <text:p><text:a xlink:href="python://float(tax.get_amounts(o,line,%20['purchase',%20'sale'])[1])">amount</text:a></text:p>
          </table:table-cell>
          <table:table-cell table:style-name="ce51" office:value-type="string">
            <text:p><text:a xlink:href="python:///for">end for</text:a></text:p>
          </table:table-cell>
          <table:table-cell table:style-name="ce58" office:value-type="string">
            <text:p><text:a xlink:href="python://(tax.get_amounts(o,%20journal_type=['purchase',%20'sale'])[1])">amount</text:a></text:p>
          </table:table-cell>
          <table:table-cell table:style-name="ce63" table:number-columns-repeated="3"/>
        </table:table-row>
        <table:table-row table:style-name="ro11">
          <table:covered-table-cell table:style-name="ce23"/>
          <table:table-cell table:style-name="ce42" office:value-type="string">
            <text:p>TOTAL</text:p>
          </table:table-cell>
          <table:table-cell table:style-name="ce52" office:value-type="string">
            <text:p><text:a xlink:href="python://for%20each=%22line%20in%20o.responsability_ids%22">for each responsability</text:a></text:p>
          </table:table-cell>
          <table:table-cell table:style-name="ce59" office:value-type="string">
            <text:p><text:a xlink:href="python://float(tax.get_amounts(o,line,%20['purchase',%20'sale'])[2])">amount</text:a></text:p>
          </table:table-cell>
          <table:table-cell table:style-name="ce52" office:value-type="string">
            <text:p><text:a xlink:href="python:///for">end for</text:a></text:p>
          </table:table-cell>
          <table:table-cell table:style-name="ce59" office:value-type="string">
            <text:p><text:a xlink:href="python://(tax.get_amounts(o,%20journal_type=['purchase',%20'sale'])[2])">amount</text:a></text:p>
          </table:table-cell>
          <table:table-cell table:style-name="ce63" table:number-columns-repeated="3"/>
        </table:table-row>
        <table:table-row table:style-name="ro1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31"/>
          <table:table-cell table:number-columns-repeated="3"/>
        </table:table-row>
        <table:table-row table:style-name="ro14">
          <table:table-cell/>
          <table:table-cell table:style-name="ce43" table:number-columns-repeated="2"/>
          <table:table-cell table:number-columns-repeated="2"/>
          <table:table-cell table:style-name="ce31"/>
          <table:table-cell table:number-columns-repeated="3"/>
        </table:table-row>
        <table:table-row table:style-name="ro11">
          <table:table-cell table:style-name="ce38" office:value-type="string">
            <text:p>Total IVA</text:p>
          </table:table-cell>
          <table:table-cell table:style-name="ce44" office:value-type="string" table:number-columns-spanned="2" table:number-rows-spanned="1">
            <text:p><text:a xlink:href="python://(sumif(o.invoice_ids,'cc_vat_amount',[('state','!=','cancel'),('type','in',['in_invoice','out_invoice'])]))">amount</text:a></text:p>
          </table:table-cell>
          <table:covered-table-cell table:style-name="ce53"/>
          <table:table-cell table:number-columns-repeated="2"/>
          <table:table-cell table:style-name="ce31"/>
          <table:table-cell table:number-columns-repeated="3"/>
        </table:table-row>
        <table:table-row table:style-name="ro3">
          <table:table-cell table:style-name="ce38"/>
          <table:table-cell table:style-name="ce45"/>
          <table:table-cell table:style-name="ce38"/>
          <table:table-cell table:number-columns-repeated="2"/>
          <table:table-cell table:style-name="ce31"/>
          <table:table-cell table:number-columns-repeated="3"/>
        </table:table-row>
        <table:table-row table:style-name="ro3">
          <table:table-cell table:number-columns-repeated="5"/>
          <table:table-cell table:style-name="ce31"/>
          <table:table-cell table:number-columns-repeated="3"/>
        </table:table-row>
        <table:table-row table:style-name="ro6">
          <table:table-cell table:style-name="ce39" office:value-type="string">
            <text:p>Notas de crédito</text:p>
          </table:table-cell>
          <table:table-cell table:style-name="ce46" table:number-columns-repeated="5"/>
          <table:table-cell table:number-columns-repeated="3"/>
        </table:table-row>
        <table:table-row table:style-name="ro13">
          <table:table-cell table:style-name="ce5"/>
          <table:table-cell table:style-name="ce22"/>
          <table:table-cell table:style-name="ce49" office:value-type="string">
            <text:p><text:a xlink:href="python://for%20each=%22line%20in%20o.responsability_ids%22">for each responsability</text:a></text:p>
          </table:table-cell>
          <table:table-cell table:style-name="ce57" office:value-type="string">
            <text:p><text:a xlink:href="python://line.name">name</text:a></text:p>
          </table:table-cell>
          <table:table-cell table:style-name="ce49" office:value-type="string">
            <text:p><text:a xlink:href="python:///for">end for</text:a></text:p>
          </table:table-cell>
          <table:table-cell table:style-name="ce61" office:value-type="string">
            <text:p>Total</text:p>
          </table:table-cell>
          <table:table-cell table:number-columns-repeated="3"/>
        </table:table-row>
        <table:table-row table:style-name="ro1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50" table:number-columns-repeated="3"/>
          <table:table-cell table:style-name="ce62"/>
          <table:table-cell table:number-columns-repeated="3"/>
        </table:table-row>
        <table:table-row table:style-name="ro11">
          <table:table-cell table:style-name="ce37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50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_refund',%20'sale_refund'])[0])">amount</text:a></text:p>
          </table:table-cell>
          <table:table-cell table:style-name="ce50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11">
          <table:covered-table-cell table:style-name="ce23"/>
          <table:table-cell table:style-name="ce41" office:value-type="string">
            <text:p>IVA</text:p>
          </table:table-cell>
          <table:table-cell table:style-name="ce51" office:value-type="string">
            <text:p><text:a xlink:href="python://for%20each=%22line%20in%20o.responsability_ids%22">for each responsability</text:a></text:p>
          </table:table-cell>
          <table:table-cell table:style-name="ce58" office:value-type="string">
            <text:p><text:a xlink:href="python://(tax.get_amounts(o,line,%20['purchase_refund',%20'sale_refund'])[1])">amount</text:a></text:p>
          </table:table-cell>
          <table:table-cell table:style-name="ce51" office:value-type="string">
            <text:p><text:a xlink:href="python:///for">end for</text:a></text:p>
          </table:table-cell>
          <table:table-cell table:style-name="ce58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11">
          <table:covered-table-cell table:style-name="ce23"/>
          <table:table-cell table:style-name="ce48" office:value-type="string">
            <text:p>TOTAL</text:p>
          </table:table-cell>
          <table:table-cell table:style-name="ce56" office:value-type="string">
            <text:p><text:a xlink:href="python://for%20each=%22line%20in%20o.responsability_ids%22">for each responsability</text:a></text:p>
          </table:table-cell>
          <table:table-cell table:style-name="ce60" office:value-type="string">
            <text:p><text:a xlink:href="python://(tax.get_amounts(o,line,%20['purchase_refund',%20'sale_refund'])[2])">amount</text:a></text:p>
          </table:table-cell>
          <table:table-cell table:style-name="ce56" office:value-type="string">
            <text:p><text:a xlink:href="python:///for">end for</text:a></text:p>
          </table:table-cell>
          <table:table-cell table:style-name="ce60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1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31"/>
          <table:table-cell table:number-columns-repeated="3"/>
        </table:table-row>
        <table:table-row table:style-name="ro15">
          <table:table-cell/>
          <table:table-cell table:style-name="ce43" table:number-columns-repeated="2"/>
          <table:table-cell table:number-columns-repeated="6"/>
        </table:table-row>
        <table:table-row table:style-name="ro11">
          <table:table-cell table:style-name="ce38" office:value-type="string">
            <text:p>Total IVA</text:p>
          </table:table-cell>
          <table:table-cell table:style-name="ce44" office:value-type="string" table:number-columns-spanned="2" table:number-rows-spanned="1">
            <text:p><text:a xlink:href="python://(sumif(o.invoice_ids,'cc_vat_amount',[('state','!=','cancel'),('type','in',['in_refund','out_refund'])]))">amount</text:a></text:p>
          </table:table-cell>
          <table:covered-table-cell table:style-name="ce53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6">
          <table:table-cell table:style-name="ce40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7" office:value-type="string">
            <text:p><text:a xlink:href="python://(tax.get_amounts(o,%20journal_type=['purchase',%20'sale'])[1])">amount</text:a></text:p>
          </table:table-cell>
          <table:table-cell table:style-name="ce47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'x alicuota'.D18:'x alicuota'.D18"/>
        <table:database-range table:target-range-address="Detalle.A5:Detalle.L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30/05/2016</text:date>, <text:time>16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6-05-30T16:55:51</dc:date>
    <meta:editing-duration>P1DT6H33M6S</meta:editing-duration>
    <meta:editing-cycles>214</meta:editing-cycles>
    <meta:generator>OpenOffice/4.1.0$Unix OpenOffice.org_project/410m18$Build-9764</meta:generator>
    <meta:document-statistic meta:table-count="4" meta:cell-count="120" meta:object-count="0"/>
  </office:meta>
</office:document-meta>
</file>